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2a35" officeooo:paragraph-rsid="001e2a35"/>
    </style:style>
    <style:style style:name="P2" style:family="paragraph" style:parent-style-name="Standard">
      <style:text-properties officeooo:rsid="001f1eb8" officeooo:paragraph-rsid="001f1eb8"/>
    </style:style>
    <style:style style:name="P3" style:family="paragraph" style:parent-style-name="Standard">
      <style:text-properties officeooo:rsid="001f4e1f" officeooo:paragraph-rsid="001f4e1f"/>
    </style:style>
    <style:style style:name="P4" style:family="paragraph" style:parent-style-name="Standard">
      <style:text-properties officeooo:rsid="0020a788" officeooo:paragraph-rsid="0020a788"/>
    </style:style>
    <style:style style:name="P5" style:family="paragraph" style:parent-style-name="Standard">
      <style:text-properties officeooo:rsid="00226515" officeooo:paragraph-rsid="00226515"/>
    </style:style>
    <style:style style:name="P6" style:family="paragraph" style:parent-style-name="Standard">
      <style:text-properties officeooo:rsid="0024a5a3" officeooo:paragraph-rsid="0024a5a3"/>
    </style:style>
    <style:style style:name="P7" style:family="paragraph" style:parent-style-name="Standard">
      <style:text-properties officeooo:rsid="002678aa" officeooo:paragraph-rsid="002678aa"/>
    </style:style>
    <style:style style:name="P8" style:family="paragraph" style:parent-style-name="Standard">
      <style:text-properties officeooo:rsid="0026c2dc" officeooo:paragraph-rsid="0026c2dc"/>
    </style:style>
    <style:style style:name="P9" style:family="paragraph" style:parent-style-name="Standard">
      <style:text-properties officeooo:rsid="0029f20b" officeooo:paragraph-rsid="0029f20b"/>
    </style:style>
    <style:style style:name="P10" style:family="paragraph" style:parent-style-name="Standard">
      <style:text-properties style:text-underline-style="solid" style:text-underline-width="auto" style:text-underline-color="font-color" officeooo:rsid="00283f61" officeooo:paragraph-rsid="00283f61"/>
    </style:style>
    <style:style style:name="P11" style:family="paragraph" style:parent-style-name="Standard">
      <style:text-properties style:text-underline-style="solid" style:text-underline-width="auto" style:text-underline-color="font-color" officeooo:rsid="00226515" officeooo:paragraph-rsid="00226515"/>
    </style:style>
    <style:style style:name="P12" style:family="paragraph" style:parent-style-name="Standard">
      <style:text-properties style:text-underline-style="solid" style:text-underline-width="auto" style:text-underline-color="font-color" officeooo:rsid="003b7fa7" officeooo:paragraph-rsid="003b7fa7"/>
    </style:style>
    <style:style style:name="P13" style:family="paragraph" style:parent-style-name="Standard">
      <style:text-properties officeooo:rsid="002c5d66" officeooo:paragraph-rsid="002c5d66"/>
    </style:style>
    <style:style style:name="P14" style:family="paragraph" style:parent-style-name="Standard">
      <style:text-properties officeooo:rsid="002e4ebe" officeooo:paragraph-rsid="002e4ebe"/>
    </style:style>
    <style:style style:name="P15" style:family="paragraph" style:parent-style-name="Standard">
      <style:text-properties officeooo:rsid="002e98eb" officeooo:paragraph-rsid="002e98eb"/>
    </style:style>
    <style:style style:name="P16" style:family="paragraph" style:parent-style-name="Standard">
      <style:text-properties officeooo:rsid="0030383b" officeooo:paragraph-rsid="0030383b"/>
    </style:style>
    <style:style style:name="P17" style:family="paragraph" style:parent-style-name="Standard">
      <style:text-properties officeooo:rsid="0031b0f2" officeooo:paragraph-rsid="0031b0f2"/>
    </style:style>
    <style:style style:name="P18" style:family="paragraph" style:parent-style-name="Standard">
      <style:text-properties officeooo:rsid="0031bd33" officeooo:paragraph-rsid="0031bd33"/>
    </style:style>
    <style:style style:name="P19" style:family="paragraph" style:parent-style-name="Standard">
      <style:text-properties officeooo:rsid="0033b76e" officeooo:paragraph-rsid="0033b76e"/>
    </style:style>
    <style:style style:name="P20" style:family="paragraph" style:parent-style-name="Standard">
      <style:text-properties officeooo:rsid="0034d563" officeooo:paragraph-rsid="0034d563"/>
    </style:style>
    <style:style style:name="P21" style:family="paragraph" style:parent-style-name="Standard">
      <style:text-properties officeooo:rsid="0036a6ce" officeooo:paragraph-rsid="0036a6ce"/>
    </style:style>
    <style:style style:name="P22" style:family="paragraph" style:parent-style-name="Standard">
      <style:text-properties officeooo:rsid="0037722e" officeooo:paragraph-rsid="0037722e"/>
    </style:style>
    <style:style style:name="P23" style:family="paragraph" style:parent-style-name="Standard">
      <style:text-properties officeooo:rsid="0037ee38" officeooo:paragraph-rsid="0037ee38"/>
    </style:style>
    <style:style style:name="P24" style:family="paragraph" style:parent-style-name="Standard">
      <style:text-properties officeooo:rsid="003896da" officeooo:paragraph-rsid="003896da"/>
    </style:style>
    <style:style style:name="P25" style:family="paragraph" style:parent-style-name="Standard">
      <style:text-properties style:text-underline-style="none" officeooo:rsid="003b7fa7" officeooo:paragraph-rsid="003b7fa7"/>
    </style:style>
    <style:style style:name="P26" style:family="paragraph" style:parent-style-name="Standard">
      <style:text-properties style:text-underline-style="none" officeooo:rsid="003d54a4" officeooo:paragraph-rsid="003d54a4"/>
    </style:style>
    <style:style style:name="P27" style:family="paragraph" style:parent-style-name="Standard">
      <style:text-properties style:text-underline-style="none" officeooo:rsid="003dc8f0" officeooo:paragraph-rsid="003dc8f0"/>
    </style:style>
    <style:style style:name="P28" style:family="paragraph" style:parent-style-name="Standard">
      <style:text-properties style:text-underline-style="none" officeooo:rsid="003f3141" officeooo:paragraph-rsid="003f3141"/>
    </style:style>
    <style:style style:name="P29" style:family="paragraph" style:parent-style-name="Standard">
      <style:text-properties style:text-underline-style="none" officeooo:rsid="00402267" officeooo:paragraph-rsid="00402267"/>
    </style:style>
    <style:style style:name="P3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e2a35" officeooo:paragraph-rsid="001e2a35"/>
    </style:style>
    <style:style style:name="P3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9f20b" officeooo:paragraph-rsid="0029f20b"/>
    </style:style>
    <style:style style:name="P3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2e4ebe" officeooo:paragraph-rsid="002e4ebe"/>
    </style:style>
    <style:style style:name="P3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style:text-underline-style="none" officeooo:rsid="003dc8f0" officeooo:paragraph-rsid="003dc8f0"/>
    </style:style>
    <style:style style:name="T1" style:family="text">
      <style:text-properties officeooo:rsid="001f1eb8"/>
    </style:style>
    <style:style style:name="T2" style:family="text">
      <style:text-properties officeooo:rsid="0023e3a3"/>
    </style:style>
    <style:style style:name="T3" style:family="text">
      <style:text-properties officeooo:rsid="002678aa"/>
    </style:style>
    <style:style style:name="T4" style:family="text">
      <style:text-properties officeooo:rsid="0029f20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officeooo:rsid="0037722e"/>
    </style:style>
    <style:style style:name="T7" style:family="text">
      <style:text-properties officeooo:rsid="0037eb4f"/>
    </style:style>
    <style:style style:name="T8" style:family="text">
      <style:text-properties officeooo:rsid="0038197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onusy za op<text:span text:style-name="T1">r</text:span>avu slidov ;)</text:p>
      <text:p text:style-name="P30"/>
      <text:p text:style-name="P1"/>
      <text:p text:style-name="P2">teória informácie</text:p>
      <text:p text:style-name="P2"/>
      <text:p text:style-name="P3">koľko informácie nám dáva to, že nejaký jav nastal. Istý jav nám nedáva žiadnu informáciu, jav málo častý nám dáva veľkú infomráciu (fakt to už niečo znamená).</text:p>
      <text:p text:style-name="P3">Viď slide 7</text:p>
      <text:p text:style-name="P4">log vyplýva zo sčítateľnosti nezávislých javov a toho, aby to skrátka pekne vychádzalo</text:p>
      <text:p text:style-name="P5"/>
      <text:p text:style-name="P5"><text:span text:style-name="T5">entropia</text:span> - šenonva e<text:span text:style-name="T4">n</text:span>tropia</text:p>
      <text:p text:style-name="P5">pri použití prenosu bitov nám hovorí, koľko bitov budeme potrebovať na prenos danej informácie</text:p>
      <text:p text:style-name="P5"/>
      <text:p text:style-name="P5">cross-entropy</text:p>
      <text:p text:style-name="P5">máme dve distribúcie, stredná hodnota cez jednu, prvad cez druhú (viď vzoreček)</text:p>
      <text:p text:style-name="P5">skonštruovali sme prenos na P, ale prenášam niečo, čo má Q</text:p>
      <text:p text:style-name="P5">nerovnosť =&gt; potrebujeme apsoň toľko prenesených bitov, ako keby sme prenášali niečo, na čo sme prenos stavali (oproti P=Q)</text:p>
      <text:p text:style-name="P5">rovnomerné rozdelenei → najväčšia entropia</text:p>
      <text:p text:style-name="P5"/>
      <text:p text:style-name="P11">KL divergencie</text:p>
      <text:p text:style-name="P5">koľko bitov naviac potrebujeme preniesť oproti P=Q</text:p>
      <text:p text:style-name="P5">nejde o metriku – nie je symetrická !! <text:span text:style-name="T2">(ale nič lepšie sa nevymyslelo, tak sa používa)</text:span></text:p>
      <text:p text:style-name="P5"/>
      <text:p text:style-name="P6">asymetria <text:span text:style-name="T3">KL</text:span>:</text:p>
      <text:p text:style-name="P6">graf 1</text:p>
      <text:p text:style-name="P6">chceme pokryť oba hrby jendým hrbom tak, aby sme to spravili čo najlepšie</text:p>
      <text:p text:style-name="P6">graf 2</text:p>
      <text:p text:style-name="P6">cheme aby sa p chovali podobne ako q v mieste, kde q existuje</text:p>
      <text:p text:style-name="P7">nezaujíma ma, čo bude p robiť niekde inde</text:p>
      <text:p text:style-name="P8">zaujíma nás, ako sa bude správať distibúcia na dátach, ktoré očakávame</text:p>
      <text:p text:style-name="P8"/>
      <text:p text:style-name="P10">distribúcia z max entropiou</text:p>
      <text:p text:style-name="P9">najviac prekvapivé = najobecnejšie rozdelenie</text:p>
      <text:p text:style-name="P9"/>
      <text:p text:style-name="P9">príklad :</text:p>
      <text:p text:style-name="P9">viem, s akou pravdepobonosťou padajú na kocke hodnoty 1-3, zvyšok si musím domyslieť / dopočítať / odpozorovať</text:p>
      <text:p text:style-name="P9"/>
      <text:p text:style-name="P9">typicky fixujeme rozptyl, inka by etrppia mohla rásť nad všekty medze</text:p>
      <text:p text:style-name="P9">predpokladáme normálne rozdelenie</text:p>
      <text:p text:style-name="P31"/>
      <text:p text:style-name="P9"/>
      <text:p text:style-name="P13">strojové učenie</text:p>
      <text:p text:style-name="P13"/>
      <text:p text:style-name="P14">skúsenosť(E), úloha (T), ocenenei výkonu (P)</text:p>
      <text:p text:style-name="P14"/>
      <text:p text:style-name="P14">klasifikácia (napr, čo je na fotke)</text:p>
      <text:p text:style-name="P14">regresia = napríklad, oľko má živočích na fotke nôh (tiež možno interpretovať ako klasifikačnú úlohu)</text:p>
      <text:p text:style-name="P14">supervised = dostaneme správne výsledky (tiež učenie s učiteľom)</text:p>
      <text:p text:style-name="P32"/>
      <text:p text:style-name="P15"><text:soft-page-break/>histohram</text:p>
      <text:p text:style-name="P15">NN – neuron network; ďalej ide o hlboké NN</text:p>
      <text:p text:style-name="P16">human performance – limitácie je v jemnosti tiredenia (1000 tried)</text:p>
      <text:p text:style-name="P16"/>
      <text:p text:style-name="P17">40. roky – štatistika, vezmem vážený priemer pozorovaných hodnôt, niekde položím hrniacu medzi 0 a 1</text:p>
      <text:p text:style-name="P17">50. roky – učenie sa, aké mám nadstaviť váhy, aby to vyšlo</text:p>
      <text:p text:style-name="P17">lineárna separácie dvoch typov dát</text:p>
      <text:p text:style-name="P17">70. roky – limit? = keď nieje lineárne oddelenie, tak to neodelíme; limitácia súdobých prostriedkov riešenia</text:p>
      <text:p text:style-name="P18">80. roky – konekcionizmus = veľa hlúpych častí vytvorí niečo geniálne; nakoniec sa nič nenašlo</text:p>
      <text:p text:style-name="P21">90. roky</text:p>
      <text:p text:style-name="P21"/>
      <text:p text:style-name="P18">lineárna regresia</text:p>
      <text:p text:style-name="P19">= metóda najmenších štvorcov</text:p>
      <text:p text:style-name="P19">nájsť váhy pre jendotlivé vstupy, aby ich súčet bol očakávaný výsledok</text:p>
      <text:p text:style-name="P19">hľadanie nie hocijakej, lae optimálnej deiacej priamky (oproti lin separácii)</text:p>
      <text:p text:style-name="P19"/>
      <text:p text:style-name="P20">chceme nejaké zobrazenie z hodnôt v x do pravdepodobností</text:p>
      <text:p text:style-name="P20">v 0 to bue 50% - keď nemám žiadnu informáciu, tak je všetko rovnako pravd</text:p>
      <text:p text:style-name="P20">smerom k vyšším hodnotám vúčšia pravd, naopak menšia</text:p>
      <text:p text:style-name="P20">tzv sigmoid (1 over (1+exp(=x)))</text:p>
      <text:p text:style-name="P20"/>
      <text:p text:style-name="P21"><text:span text:style-name="T5">SVM</text:span> – h<text:span text:style-name="T6">ľa</text:span>dáme deliacu čiaru, ale po vzore lin regresie</text:p>
      <text:p text:style-name="P21">chceme, aby deliaca čiara bola čo najširšia</text:p>
      <text:p text:style-name="P21">maximalizujeme vzialenosť od hranice</text:p>
      <text:p text:style-name="P21"/>
      <text:p text:style-name="P21">lineárne neseparabilný problém – taký, ktorý lin čiarou nerozdelím</text:p>
      <text:p text:style-name="P21"/>
      <text:p text:style-name="P21">x x x o o o x x x</text:p>
      <text:p text:style-name="P21"/>
      <text:p text:style-name="P21">čo stým?? - pridám dimenziu =&gt; potom už to lin separabilné je</text:p>
      <text:p text:style-name="P21"/>
      <text:p text:style-name="P21">x x x <text:s text:c="9"/>x x x</text:p>
      <text:p text:style-name="P21"><text:s text:c="9"/>o o o </text:p>
      <text:p text:style-name="P14"/>
      <text:p text:style-name="P21">akú dimenziu potrebujem, aby to bolo lin separabilné ?? - tu stačia dve ;)</text:p>
      <text:p text:style-name="P21">priamka je relatívna voči priestoru, ktorý používam <text:span text:style-name="T7">(čo mže byť v 2D aj kolečko)</text:span></text:p>
      <text:p text:style-name="P22">“cesta” uprotrsed je dobre definovaná troma bodami (z toho support vector <text:span text:style-name="T7">model</text:span>)</text:p>
      <text:p text:style-name="P22"/>
      <text:p text:style-name="P23">čo keby sme chceli celú distribúciu ?</text:p>
      <text:p text:style-name="P23">Máme sadu váh, jedna pre každú triedu → znormalizujeme, aby p_i ~ exp (&lt;w_i, x&gt;) // <text:span text:style-name="T8">ešte nám to musí dávať 1</text:span></text:p>
      <text:p text:style-name="P24">pre binárne → 1 over (1 + exp(-2x))</text:p>
      <text:p text:style-name="P12">logaritmus – lineárna modelácia</text:p>
      <text:p text:style-name="P25">maximum entropy principle</text:p>
      <text:p text:style-name="P25"/>
      <text:p text:style-name="P26">prepokladáme, že to čo rieši môj sused je podbné tomu, čo riešim ja</text:p>
      <text:p text:style-name="P26">so stúpajúcou dimenziou stúpa komplexita problému</text:p>
      <text:p text:style-name="P27">potrebujeme pochopiť, ako vstupy spolu súvisia (identitu rozložíme do niekoľkých faktorov, ktoré môžme potom zobecňovať, napríklad hľadanie 4 nôh u mačky použiť u psa)</text:p>
      <text:p text:style-name="P33"/>
      <text:p text:style-name="P28"><text:soft-page-break/>neurónové siete</text:p>
      <text:p text:style-name="P28"/>
      <text:p text:style-name="P29">(typicky acyklický) orientovaný graf</text:p>
      <text:p text:style-name="P29"/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0:50:30.904765044</meta:creation-date>
    <meta:generator>LibreOffice/6.0.1.1$Linux_X86_64 LibreOffice_project/495c3e00b55e5e4e1259251ce74f1b4b6fa02ffa</meta:generator>
    <dc:date>2018-02-26T12:44:41.489136938</dc:date>
    <meta:editing-duration>PT1H53M22S</meta:editing-duration>
    <meta:editing-cycles>33</meta:editing-cycles>
    <meta:document-statistic meta:table-count="0" meta:image-count="0" meta:object-count="0" meta:page-count="3" meta:paragraph-count="71" meta:word-count="605" meta:character-count="3748" meta:non-whitespace-character-count="3185"/>
  </office:meta>
</office:document-meta>
</file>